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r.ge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setIdeErrors( boolean ide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.applyExtraArgs( NetCommand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setMakeURL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evalu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sdlToDotnet.setCompiler( Compiler 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isRebuildNeeded( Schema schema , long dest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hema.isMak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Timestam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ToDotnet.setSrcFile( File 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.getExtra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sdlToDotnet.setServer( boolean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.createDefaultCompi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sdlToDotnet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setExtraOptions( String extra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vali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sdlToDotnet.setFailOnError(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r.supportsAbsolut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setMakeURL( boolean mak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addSchema( Schema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ToDotnet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